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1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7-27T14:25:24</dc:date>
    <dc:creator>tokai </dc:creator>
    <meta:editing-duration>PT2M17S</meta:editing-duration>
    <meta:editing-cycles>15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656cm" svg:y="1.041cm" svg:width="13.596cm" svg:height="7.174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22460635382238E-016">
                <text:p>1.22460635382238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374762629171449">
                <text:p>0.3747626291714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497379774329709">
                <text:p>0.4973797743297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618033988749895">
                <text:p>0.6180339887498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851558583130146">
                <text:p>0.8515585831301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.6180339887499">
                <text:p>1.61803398874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1.6180339887499">
                <text:p>1.61803398874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851558583130146">
                <text:p>0.8515585831301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618033988749895">
                <text:p>0.6180339887498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497379774329709">
                <text:p>0.4973797743297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374762629171449">
                <text:p>0.3747626291714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.22460635382238E-016">
                <text:p>1.22460635382238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37476262917145">
                <text:p>-0.374762629171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49737977432971">
                <text:p>-0.497379774329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618033988749896">
                <text:p>-0.6180339887498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736249105369357">
                <text:p>-0.7362491053693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851558583130145">
                <text:p>-0.8515585831301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96350734820343">
                <text:p>-0.963507348203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96350734820343">
                <text:p>-0.963507348203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851558583130144">
                <text:p>-0.8515585831301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497379774329711">
                <text:p>-0.4973797743297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374762629171449">
                <text:p>-0.3747626291714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125581039058626">
                <text:p>-0.1255810390586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3.67381906146713E-016">
                <text:p>-3.67381906146713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